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office:font-face-decls>
  <office:automatic-styles>
    <style:style style:name="P1" style:family="paragraph" style:parent-style-name="Quotations">
      <style:text-properties officeooo:rsid="001ae6c7" officeooo:paragraph-rsid="001ae6c7"/>
    </style:style>
    <style:style style:name="P2" style:family="paragraph" style:parent-style-name="Text_20_body">
      <style:text-properties officeooo:rsid="001ae6c7" officeooo:paragraph-rsid="001ae6c7"/>
    </style:style>
    <style:style style:name="P3" style:family="paragraph" style:parent-style-name="Title">
      <style:text-properties officeooo:rsid="001ae6c7" officeooo:paragraph-rsid="001ae6c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cript – Parking lot rage Pitch</text:p>
      <text:p text:style-name="Quotations"/>
      <text:p text:style-name="Quotations">Entrance text</text:p>
      <text:p text:style-name="P2">… vor langer langer Zeit, Schiffe versenken wurde geboren. Geliebt bei vielen und weit verbreitet in jedermanns Munde hat sich das Spiel weit über die Welt verbreitet. Mit seinem einfachen und fesselndem Gameplay ist es DAS Spiel gewesen was es zu so einem Klassiker gemacht hat… jedoch ist seine Zeit nun vorbei und ein neues Schiffe versenken macht sich in unserer Galaxis breit…</text:p>
      <text:p text:style-name="P2"/>
      <text:p text:style-name="P2"/>
      <text:p text:style-name="P1">Fliegender Titel kommt...</text:p>
      <text:h text:style-name="Heading_20_1" text:outline-level="1">PARKING LOT RAGE</text:h>
      <text:p text:style-name="Text_20_body"/>
      <text:p text:style-name="Text_20_body"/>
      <text:p text:style-name="P1">Fliegender Text kommt…</text:p>
      <text:p text:style-name="P2">Parking Lot Rage ist DAS AAA Game worauf jeder schon immer gewartet hatte, ob er es wusste oder nocht nicht. Mit fesselden Grafiken und spanneder Spielmechanik welche aus Schiffe versenken seine Wurzeln zieht. Auch für das Psychische wohl wird gesorgt mit einer großen Auswahl an Micro transactions und einer Menge Achivements welche einen mit Sicherheit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imbus Roman" fo:font-size="12pt" fo:language="en" fo:country="US" style:letter-kerning="true" style:font-name-asian="Nimbus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imbus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9T08:03:30.291599518</meta:creation-date>
    <dc:date>2024-10-29T12:52:38.184866120</dc:date>
    <meta:editing-duration>PT4H49M9S</meta:editing-duration>
    <meta:editing-cycles>1</meta:editing-cycles>
    <meta:document-statistic meta:table-count="0" meta:image-count="0" meta:object-count="0" meta:page-count="1" meta:paragraph-count="7" meta:word-count="134" meta:character-count="843" meta:non-whitespace-character-count="714"/>
    <meta:generator>LibreOffice/7.6.7.2$Linux_X86_64 LibreOffice_project/60$Build-2</meta:generator>
  </office:meta>
</office:document-meta>
</file>